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635" officeooo:paragraph-rsid="000cd635"/>
    </style:style>
    <style:style style:name="P2" style:family="paragraph" style:parent-style-name="Standard">
      <style:paragraph-properties fo:text-align="center" style:justify-single-word="false"/>
      <style:text-properties officeooo:rsid="000cd635" officeooo:paragraph-rsid="000cd635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cd635" officeooo:paragraph-rsid="000cd635"/>
    </style:style>
    <style:style style:name="T1" style:family="text">
      <style:text-properties officeooo:rsid="000e2d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ovan McCarthy </text:p>
      <text:p text:style-name="P1"/>
      <text:p text:style-name="P1">Eric Charnesky </text:p>
      <text:p text:style-name="P1"/>
      <text:p text:style-name="P1">CIS 200 </text:p>
      <text:p text:style-name="P1"/>
      <text:p text:style-name="P1">5/16/19</text:p>
      <text:p text:style-name="P1"/>
      <text:p text:style-name="P1"/>
      <text:p text:style-name="P2">Lecture 4: Pointers</text:p>
      <text:p text:style-name="P3">-<text:span text:style-name="T1">Use delete more </text:span></text:p>
      <text:p text:style-name="P3">-<text:span text:style-name="T1">Watch memory allocation as program runs for leak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9:29:07.981000000</meta:creation-date>
    <dc:date>2019-05-16T10:44:50.842000000</dc:date>
    <meta:editing-duration>PT36M31S</meta:editing-duration>
    <meta:editing-cycles>2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7" meta:word-count="21" meta:character-count="134" meta:non-whitespace-character-count="115"/>
  </office:meta>
</office:document-meta>
</file>